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c6351e">
      <style:paragraph-properties fo:background-color="#FF0000"/>
    </style:style>
    <style:style style:family="table-cell" style:name="a95461c">
      <style:table-cell-properties fo:border-bottom="0.02mm solid #000000" fo:border-left="0.02mm solid #000000" fo:border-right="0.02mm solid #000000" fo:border-top="0.02mm solid #000000"/>
    </style:style>
    <style:style style:family="table-cell" style:name="a230d46">
      <style:table-cell-properties fo:border-bottom="0.02mm solid #000000" fo:border-left="0.02mm solid #000000" fo:border-right="0.02mm solid #000000" fo:border-top="0.02mm solid #000000"/>
    </style:style>
    <style:style style:family="table-column" style:name="a616d26">
      <style:table-column-properties style:rel-column-width="1000*"/>
    </style:style>
    <style:style style:family="table" style:name="a4e98de" style:parent-style-name="TableGrid">
      <style:table-properties/>
    </style:style>
    <style:style style:family="paragraph" style:name="afa3a1f">
      <style:paragraph-properties fo:background-color="#FF0000" fo:border-bottom="none" fo:border-left="0.17mm solid #000000" fo:border-right="0.17mm solid #000000" fo:border-top="none" fo:padding-left="1.4mm" fo:padding-right="1.4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4e98de">
        <table:table-column table:number-columns-repeated="3" table:style-name="a616d26"/>
        <table:table-row>
          <table:table-cell table:style-name="a230d46">
            <text:p text:style-name="afa3a1f">a1</text:p>
          </table:table-cell>
          <table:table-cell table:style-name="a230d46">
            <text:p>b1</text:p>
          </table:table-cell>
          <table:table-cell table:style-name="a230d46">
            <text:p>c1</text:p>
          </table:table-cell>
        </table:table-row>
        <table:table-row>
          <table:table-cell table:style-name="a95461c">
            <text:p>a2</text:p>
          </table:table-cell>
          <table:table-cell table:style-name="a95461c">
            <text:p>b2</text:p>
          </table:table-cell>
          <table:table-cell table:style-name="a95461c">
            <text:p>c2</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style:parent-style-nam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4</meta:editing-cycles>
    <meta:editing-duration>PT0.63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3-08-05T13:32:5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